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85f5" officeooo:paragraph-rsid="001485f5"/>
    </style:style>
    <style:style style:name="P2" style:family="paragraph" style:parent-style-name="Standard" style:master-page-name="">
      <loext:graphic-properties draw:fill="none"/>
      <style:paragraph-properties fo:margin-left="5.5cm" fo:margin-right="0cm" fo:text-indent="0cm" style:auto-text-indent="false" style:page-number="auto" fo:background-color="transparent"/>
      <style:text-properties officeooo:rsid="001485f5" officeooo:paragraph-rsid="001485f5"/>
    </style:style>
    <style:style style:name="P3" style:family="paragraph" style:parent-style-name="Standard">
      <loext:graphic-properties draw:fill="none"/>
      <style:paragraph-properties fo:margin-left="5.5cm" fo:margin-right="0cm" fo:text-indent="0cm" style:auto-text-indent="false" fo:background-color="transparent"/>
      <style:text-properties officeooo:rsid="001485f5" officeooo:paragraph-rsid="00148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 Familial ++</text:p>
      <text:p text:style-name="P1">Utilisateurs :Parents enfants , nounou, grand-parents</text:p>
      <text:p text:style-name="P1">Objectif : Permettre à une famille et aux proches de coordonner leur emplois du temps. </text:p>
      <text:p text:style-name="P1">++ : Proposer des option utiles : - Jeux, musique, contes du soir</text:p>
      <text:p text:style-name="P2">- Visio</text:p>
      <text:p text:style-name="P3"/>
      <text:p text:style-name="P3">- Forum</text:p>
      <text:p text:style-name="P3">- Activités ludiques</text:p>
      <text:p text:style-name="P3">- Cuisine (bébé, jeunes enfants)</text:p>
      <text:p text:style-name="P3">- Liens utiles : Administratif</text:p>
      <text:p text:style-name="P3">Soins</text:p>
      <text:p text:style-name="P3">- Nounou help : trouver une nounou en urgence (validée par le site avec certification agrée)</text:p>
      <text:p text:style-name="P3">-Petites fonctionnalités : Possibilité d’envoyer un message à la nounou par la voix en voiture.</text:p>
      <text:p text:style-name="P3">Synchronisation sur différents médias.</text:p>
      <text:p text:style-name="P3">Proposition de 2,3 apparences – Possibilité de personnaliser son appli.</text:p>
      <text:p text:style-name="P3">- Bot pour aider les utilisateurs.</text:p>
      <text:p text:style-name="P3">- Possibilité d’imprimer.</text:p>
      <text:p text:style-name="P3">- Prévisions météo sur 15 jours. (lien vers un site dédié?)</text:p>
      <text:p text:style-name="P3">- Notifications mémo agenda.</text:p>
      <text:p text:style-name="P3">- Liste de course</text:p>
      <text:p text:style-name="P1"/>
      <text:p text:style-name="P1">cuisine(différents ages</text:p>
      <text:p text:style-name="P1">administratif</text:p>
      <text:p text:style-name="P1">Nounou help(validées par le site avec certification=&gt;</text:p>
      <text:p text:style-name="P1">Créer une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8:20:16.862835218</meta:creation-date>
    <dc:date>2019-08-07T08:36:49.743849944</dc:date>
    <meta:editing-duration>PT12S</meta:editing-duration>
    <meta:editing-cycles>1</meta:editing-cycles>
    <meta:document-statistic meta:table-count="0" meta:image-count="0" meta:object-count="0" meta:page-count="1" meta:paragraph-count="23" meta:word-count="140" meta:character-count="885" meta:non-whitespace-character-count="766"/>
    <meta:generator>LibreOffice/6.0.7.3$Linux_X86_64 LibreOffice_project/00m0$Build-3</meta:generator>
  </office:meta>
</office:document-meta>
</file>